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6"><text:span text:style-name="T4">X</text:span></text:p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6"><text:span text:style-name="T4">X</text:span></text:p>
          </table:table-cell>
          <table:table-cell table:style-name="Table1.M3" office:value-type="string">
            <text:p text:style-name="P14"/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6"><text:span text:style-name="T4">X</text:span></text:p>
          </table:table-cell>
          <table:table-cell table:style-name="Table1.M4" office:value-type="string">
            <text:p text:style-name="P14"/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6"><text:span text:style-name="T4">X</text:span></text:p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6"><text:span text:style-name="T4">X</text:span></text:p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6"><text:span text:style-name="T4">X</text:span></text:p>
          </table:table-cell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6"><text:span text:style-name="T4">X</text:span></text:p>
          </table:table-cell>
          <table:table-cell table:style-name="Table1.M10" office:value-type="string">
            <text:p text:style-name="P14"/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6"><text:span text:style-name="T4">X</text:span></text:p>
          </table:table-cell>
          <table:table-cell table:style-name="Table1.M11" office:value-type="string">
            <text:p text:style-name="P14"/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6"><text:span text:style-name="T4">X</text:span></text:p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14"/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6"><text:span text:style-name="T4">X</text:span></text:p>
          </table:table-cell>
          <table:table-cell table:style-name="Table1.M17" office:value-type="string">
            <text:p text:style-name="P14"/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6"><text:span text:style-name="T4">X</text:span></text:p>
          </table:table-cell>
          <table:table-cell table:style-name="Table1.M18" office:value-type="string">
            <text:p text:style-name="P14"/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6"><text:span text:style-name="T4">X</text:span></text:p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14"/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6"><text:span text:style-name="T4">X</text:span></text:p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14"/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6"><text:span text:style-name="T4">X</text:span></text:p>
          </table:table-cell>
          <table:table-cell table:style-name="Table1.M23" office:value-type="string">
            <text:p text:style-name="P14"/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6"><text:span text:style-name="T4">X</text:span></text:p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14"/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6"><text:span text:style-name="T4">X</text:span></text:p>
          </table:table-cell>
          <table:table-cell table:style-name="Table1.M25" office:value-type="string">
            <text:p text:style-name="P14"/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6"><text:span text:style-name="T4">X</text:span></text:p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14"/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6"><text:span text:style-name="T4">X</text:span></text:p>
          </table:table-cell>
          <table:table-cell table:style-name="Table1.M29" office:value-type="string">
            <text:p text:style-name="P14"/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6"><text:span text:style-name="T4">X</text:span></text:p>
          </table:table-cell>
          <table:table-cell table:style-name="Table1.M31" office:value-type="string">
            <text:p text:style-name="P14"/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6"><text:span text:style-name="T4">X</text:span></text:p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14"/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Marca los errores bi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Puedes ir de una pantalla a otra con mucha facilidad.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Una vez la entendemos es sencill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59" meta:character-count="1674" meta:non-whitespace-character-count="1540"/>
    <meta:generator>LibreOfficeDev/6.0.5.2$Linux_X86_64 LibreOffice_project/</meta:generator>
  </office:meta>
</office:document-meta>
</file>